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Cases:</text:p>
      <text:p text:style-name="Standard">As a user...</text:p>
      <text:p text:style-name="Standard"><text:tab/>-I want to create a personal user name with password security.</text:p>
      <text:p text:style-name="Standard"><text:tab/>-I want to be able to add as many blogs to my user as I want.</text:p>
      <text:p text:style-name="Standard"><text:tab/>-I want to be able to add as many blog posts as I want to each blog.</text:p>
      <text:p text:style-name="Standard"><text:tab/>-I want quick access to the index page by clicking the index button, and still be able to access my <text:tab/>blog list with a button.</text:p>
      <text:p text:style-name="Standard"><text:tab/>-I want to be able to log out and create a new user not related to my old account.</text:p>
      <text:p text:style-name="Standard"><text:tab/>-I want to view all the latest blogs from the start page without being logged in.</text:p>
      <text:p text:style-name="Standard"><text:tab/>-I want a button that lists all existing blogs without need for an account.</text:p>
      <text:p text:style-name="Standard"><text:tab/>-I don’t want my blog vulnerable for hackers through modifying the UR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Trakossas</meta:initial-creator>
    <meta:creation-date>2013-10-18T14:09:56</meta:creation-date>
    <dc:date>2013-10-18T15:13:03</dc:date>
    <dc:creator>Henrik Merlander</dc:creator>
    <meta:editing-duration>PT33M9S</meta:editing-duration>
    <meta:editing-cycles>3</meta:editing-cycles>
    <meta:generator>LibreOffice/3.4$Unix LibreOffice_project/340m1$Build-502</meta:generator>
    <meta:document-statistic meta:table-count="0" meta:image-count="0" meta:object-count="0" meta:page-count="1" meta:paragraph-count="10" meta:word-count="135" meta:character-count="656" meta:non-whitespace-character-count="522"/>
  </office:meta>
</office:document-meta>
</file>